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3" style:family="table">
      <style:table-properties style:width="17cm" table:align="margins"/>
    </style:style>
    <style:style style:name="Tabulka3.A" style:family="table-column">
      <style:table-column-properties style:column-width="5.667cm" style:rel-column-width="21845*"/>
    </style:style>
    <style:style style:name="Tabulka3.B" style:family="table-column">
      <style:table-column-properties style:column-width="11.333cm" style:rel-column-width="43690*"/>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4.195cm" style:rel-column-width="16169*"/>
    </style:style>
    <style:style style:name="Tabulka2.B" style:family="table-column">
      <style:table-column-properties style:column-width="5.946cm" style:rel-column-width="22921*"/>
    </style:style>
    <style:style style:name="Tabulka2.C" style:family="table-column">
      <style:table-column-properties style:column-width="6.86cm" style:rel-column-width="26445*"/>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C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2.6" style:family="table-row">
      <style:table-row-properties style:min-row-height="0.762cm"/>
    </style:style>
    <style:style style:name="Tabulka1" style:family="table">
      <style:table-properties style:width="17cm" table:align="margins"/>
    </style:style>
    <style:style style:name="Tabulka1.A" style:family="table-column">
      <style:table-column-properties style:column-width="3.598cm" style:rel-column-width="13871*"/>
    </style:style>
    <style:style style:name="Tabulka1.B" style:family="table-column">
      <style:table-column-properties style:column-width="13.402cm" style:rel-column-width="51664*"/>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B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break-before="page"/>
      <style:text-properties officeooo:paragraph-rsid="00202506"/>
    </style:style>
    <style:style style:name="P2" style:family="paragraph" style:parent-style-name="Contents_20_Heading">
      <style:paragraph-properties fo:break-before="page"/>
    </style:style>
    <style:style style:name="P3" style:family="paragraph" style:parent-style-name="Text_20_body">
      <style:paragraph-properties fo:text-align="start" style:justify-single-word="false"/>
      <style:text-properties officeooo:rsid="001dc092" officeooo:paragraph-rsid="001dc092"/>
    </style:style>
    <style:style style:name="P4" style:family="paragraph" style:parent-style-name="Text_20_body">
      <style:paragraph-properties fo:text-align="center" style:justify-single-word="false"/>
      <style:text-properties fo:font-weight="bold" officeooo:rsid="001dc092" officeooo:paragraph-rsid="001dc092" style:font-weight-asian="bold" style:font-weight-complex="bold"/>
    </style:style>
    <style:style style:name="P5" style:family="paragraph" style:parent-style-name="Text_20_body">
      <style:text-properties officeooo:paragraph-rsid="00202506"/>
    </style:style>
    <style:style style:name="P6" style:family="paragraph" style:parent-style-name="Text_20_body">
      <style:text-properties officeooo:rsid="002b6774" officeooo:paragraph-rsid="002b6774"/>
    </style:style>
    <style:style style:name="P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600d" officeooo:paragraph-rsid="002c600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1103" officeooo:paragraph-rsid="002e110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start" style:justify-single-word="false"/>
      <style:text-properties fo:color="#000000" style:text-outline="false" style:text-line-through-style="solid" style:text-line-through-type="single" style:font-name="Liberation Serif" fo:font-size="12pt" fo:font-style="normal" fo:text-shadow="none" style:text-underline-style="none" fo:font-weight="normal" officeooo:rsid="002e1103" officeooo:paragraph-rsid="002e110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text-align="start" style:justify-single-word="false"/>
      <style:text-properties fo:color="#000000" style:text-outline="false" style:text-line-through-style="solid" style:text-line-through-type="singl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text-align="start" style:justify-single-word="false"/>
      <style:text-properties officeooo:paragraph-rsid="002b6774"/>
    </style:style>
    <style:style style:name="P13" style:family="paragraph" style:parent-style-name="Text_20_body">
      <style:text-properties officeooo:rsid="003b4922" officeooo:paragraph-rsid="0040e73f"/>
    </style:style>
    <style:style style:name="P14" style:family="paragraph" style:parent-style-name="Text_20_body">
      <style:text-properties officeooo:rsid="003e9cfa" officeooo:paragraph-rsid="0040e73f"/>
    </style:style>
    <style:style style:name="P15" style:family="paragraph" style:parent-style-name="Text_20_body">
      <style:text-properties officeooo:rsid="003e9cfa" officeooo:paragraph-rsid="0043f56b"/>
    </style:style>
    <style:style style:name="P16" style:family="paragraph" style:parent-style-name="Text_20_body">
      <style:text-properties officeooo:paragraph-rsid="0040e73f"/>
    </style:style>
    <style:style style:name="P17" style:family="paragraph" style:parent-style-name="Text_20_body">
      <style:text-properties officeooo:rsid="0043f56b" officeooo:paragraph-rsid="0043f56b"/>
    </style:style>
    <style:style style:name="P18" style:family="paragraph" style:parent-style-name="Text_20_body">
      <style:text-properties officeooo:rsid="004671c2" officeooo:paragraph-rsid="004671c2"/>
    </style:style>
    <style:style style:name="P19" style:family="paragraph" style:parent-style-name="Text_20_body">
      <style:text-properties officeooo:rsid="00468e2a" officeooo:paragraph-rsid="00468e2a"/>
    </style:style>
    <style:style style:name="P20" style:family="paragraph" style:parent-style-name="Text_20_body">
      <style:text-properties fo:font-weight="normal" officeooo:rsid="0043f56b" officeooo:paragraph-rsid="0043f56b" style:font-weight-asian="normal" style:font-weight-complex="normal"/>
    </style:style>
    <style:style style:name="P21" style:family="paragraph" style:parent-style-name="Text_20_body">
      <style:text-properties fo:font-weight="normal" officeooo:rsid="004586a9" officeooo:paragraph-rsid="004586a9" style:font-weight-asian="normal" style:font-weight-complex="normal"/>
    </style:style>
    <style:style style:name="P22" style:family="paragraph" style:parent-style-name="Text_20_body">
      <style:text-properties officeooo:rsid="004e0a86" officeooo:paragraph-rsid="004e0a86"/>
    </style:style>
    <style:style style:name="P23" style:family="paragraph" style:parent-style-name="Text_20_body">
      <style:text-properties officeooo:rsid="005710ae" officeooo:paragraph-rsid="005710ae"/>
    </style:style>
    <style:style style:name="P24" style:family="paragraph" style:parent-style-name="Text_20_body">
      <style:text-properties officeooo:rsid="0058e327" officeooo:paragraph-rsid="0058e327"/>
    </style:style>
    <style:style style:name="P25" style:family="paragraph" style:parent-style-name="Text_20_body">
      <style:text-properties officeooo:rsid="00595d46" officeooo:paragraph-rsid="00595d46"/>
    </style:style>
    <style:style style:name="P26" style:family="paragraph" style:parent-style-name="Text_20_body">
      <style:text-properties officeooo:rsid="005aad2e" officeooo:paragraph-rsid="005aad2e"/>
    </style:style>
    <style:style style:name="P27" style:family="paragraph" style:parent-style-name="Text_20_body">
      <style:text-properties officeooo:rsid="005ae512" officeooo:paragraph-rsid="005ae512"/>
    </style:style>
    <style:style style:name="P28" style:family="paragraph" style:parent-style-name="Text_20_body">
      <style:text-properties officeooo:rsid="005dfd46" officeooo:paragraph-rsid="005dfd46"/>
    </style:style>
    <style:style style:name="P29" style:family="paragraph" style:parent-style-name="Text_20_body">
      <style:text-properties officeooo:rsid="006064d3" officeooo:paragraph-rsid="006064d3"/>
    </style:style>
    <style:style style:name="P30" style:family="paragraph" style:parent-style-name="Text_20_body">
      <style:text-properties officeooo:rsid="00625f8b" officeooo:paragraph-rsid="00625f8b"/>
    </style:style>
    <style:style style:name="P31" style:family="paragraph" style:parent-style-name="Text_20_body">
      <style:text-properties officeooo:rsid="00630ea8" officeooo:paragraph-rsid="00630ea8"/>
    </style:style>
    <style:style style:name="P32" style:family="paragraph" style:parent-style-name="Text_20_body">
      <style:text-properties officeooo:rsid="00644541" officeooo:paragraph-rsid="00644541"/>
    </style:style>
    <style:style style:name="P33" style:family="paragraph" style:parent-style-name="Standard">
      <style:paragraph-properties>
        <style:tab-stops>
          <style:tab-stop style:position="4.503cm"/>
        </style:tab-stops>
      </style:paragraph-properties>
      <style:text-properties fo:font-weight="bold" officeooo:paragraph-rsid="001dc092" style:font-weight-asian="bold" style:font-weight-complex="bold"/>
    </style:style>
    <style:style style:name="P34" style:family="paragraph" style:parent-style-name="Standard">
      <style:paragraph-properties>
        <style:tab-stops>
          <style:tab-stop style:position="4.503cm"/>
        </style:tab-stops>
      </style:paragraph-properties>
      <style:text-properties fo:font-weight="normal" officeooo:rsid="002a22a4" officeooo:paragraph-rsid="001dc092" style:font-weight-asian="normal" style:font-weight-complex="normal"/>
    </style:style>
    <style:style style:name="P35" style:family="paragraph" style:parent-style-name="Title">
      <style:text-properties officeooo:rsid="001dc092" officeooo:paragraph-rsid="001dc092"/>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0fde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635d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7cf6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d5e4" officeooo:paragraph-rsid="0034d5e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150e" officeooo:paragraph-rsid="0035150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35d0" officeooo:paragraph-rsid="003635d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cf64" officeooo:paragraph-rsid="0037cf6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fdef" officeooo:paragraph-rsid="0030fdef"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4d5e4" officeooo:paragraph-rsid="0034d5e4"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150e" officeooo:paragraph-rsid="0035150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635d0" officeooo:paragraph-rsid="003635d0"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cf64" officeooo:paragraph-rsid="0037cf64"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0fdef" officeooo:paragraph-rsid="0030fdef" style:font-weight-asian="normal" style:font-weight-complex="normal"/>
    </style:style>
    <style:style style:name="P50"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0fdef" officeooo:paragraph-rsid="003d350a" style:font-weight-asian="normal" style:font-weight-complex="normal"/>
    </style:style>
    <style:style style:name="P51"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be556" officeooo:paragraph-rsid="003d350a" style:font-weight-asian="normal" style:font-weight-complex="normal"/>
    </style:style>
    <style:style style:name="P52"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be556" officeooo:paragraph-rsid="003be556" style:font-weight-asian="normal" style:font-weight-complex="normal"/>
    </style:style>
    <style:style style:name="P53"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e9cfa" officeooo:paragraph-rsid="003e9cfa" style:font-weight-asian="normal" style:font-weight-complex="normal"/>
    </style:style>
    <style:style style:name="P54"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f728d" officeooo:paragraph-rsid="003f728d" style:font-weight-asian="normal" style:font-weight-complex="normal"/>
    </style:style>
    <style:style style:name="P55"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0fdef" officeooo:paragraph-rsid="0030fdef" style:font-weight-asian="bold" style:font-weight-complex="bold"/>
    </style:style>
    <style:style style:name="P56"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0fdef" officeooo:paragraph-rsid="003e9cfa" style:font-weight-asian="bold" style:font-weight-complex="bold"/>
    </style:style>
    <style:style style:name="P57"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be556" officeooo:paragraph-rsid="003be556" style:font-weight-asian="bold" style:font-weight-complex="bold"/>
    </style:style>
    <style:style style:name="P58" style:family="paragraph" style:parent-style-name="Text_20_body">
      <style:paragraph-properties fo:margin-left="0cm" fo:margin-right="0cm" fo:text-indent="0cm" style:auto-text-indent="false">
        <style:tab-stops>
          <style:tab-stop style:position="4.503cm"/>
        </style:tab-stops>
      </style:paragraph-properties>
      <style:text-properties fo:font-weight="bold" officeooo:rsid="003f728d" officeooo:paragraph-rsid="003f728d" style:font-weight-asian="bold" style:font-weight-complex="bold"/>
    </style:style>
    <style:style style:name="P59" style:family="paragraph" style:parent-style-name="Text_20_body">
      <style:paragraph-properties fo:margin-left="0cm" fo:margin-right="0cm" fo:text-indent="0cm" style:auto-text-indent="false">
        <style:tab-stops>
          <style:tab-stop style:position="4.503cm"/>
        </style:tab-stops>
      </style:paragraph-properties>
      <style:text-properties fo:font-weight="bold" officeooo:rsid="00422d04" officeooo:paragraph-rsid="00422d04" style:font-weight-asian="bold" style:font-weight-complex="bold"/>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Heading_20_1">
      <style:paragraph-properties fo:break-before="page"/>
      <style:text-properties officeooo:rsid="001dc092" officeooo:paragraph-rsid="001dc092"/>
    </style:style>
    <style:style style:name="P63" style:family="paragraph" style:parent-style-name="Heading_20_1">
      <style:paragraph-properties fo:break-before="page"/>
      <style:text-properties officeooo:rsid="00202506" officeooo:paragraph-rsid="00202506"/>
    </style:style>
    <style:style style:name="P64" style:family="paragraph" style:parent-style-name="Heading_20_1">
      <style:paragraph-properties fo:break-before="page"/>
      <style:text-properties officeooo:rsid="0025ace0" officeooo:paragraph-rsid="0025ace0"/>
    </style:style>
    <style:style style:name="P65" style:family="paragraph" style:parent-style-name="Heading_20_1">
      <style:paragraph-properties fo:break-before="page"/>
      <style:text-properties officeooo:rsid="004c90a8" officeooo:paragraph-rsid="004c90a8"/>
    </style:style>
    <style:style style:name="P66" style:family="paragraph" style:parent-style-name="Heading_20_2">
      <style:text-properties officeooo:rsid="0045f4b1" officeooo:paragraph-rsid="0045f4b1"/>
    </style:style>
    <style:style style:name="P67" style:family="paragraph" style:parent-style-name="Heading_20_2">
      <style:text-properties officeooo:rsid="005710ae" officeooo:paragraph-rsid="005710ae"/>
    </style:style>
    <style:style style:name="P68" style:family="paragraph" style:parent-style-name="Heading_20_2">
      <style:text-properties officeooo:rsid="005aad2e" officeooo:paragraph-rsid="005aad2e"/>
    </style:style>
    <style:style style:name="P69" style:family="paragraph" style:parent-style-name="Heading_20_2">
      <style:text-properties officeooo:rsid="00644541" officeooo:paragraph-rsid="00644541"/>
    </style:style>
    <style:style style:name="P70" style:family="paragraph" style:parent-style-name="Heading_20_3">
      <style:text-properties officeooo:rsid="004671c2" officeooo:paragraph-rsid="004671c2"/>
    </style:style>
    <style:style style:name="P71" style:family="paragraph" style:parent-style-name="Heading_20_3">
      <style:text-properties officeooo:rsid="00468e2a" officeooo:paragraph-rsid="00468e2a"/>
    </style:style>
    <style:style style:name="P72" style:family="paragraph" style:parent-style-name="Heading_20_3">
      <style:text-properties officeooo:rsid="004e0a86" officeooo:paragraph-rsid="004e0a86"/>
    </style:style>
    <style:style style:name="P73" style:family="paragraph" style:parent-style-name="Heading_20_3">
      <style:text-properties officeooo:rsid="005710ae" officeooo:paragraph-rsid="005710ae"/>
    </style:style>
    <style:style style:name="P74" style:family="paragraph" style:parent-style-name="Heading_20_3">
      <style:text-properties officeooo:rsid="0058e327" officeooo:paragraph-rsid="0058e327"/>
    </style:style>
    <style:style style:name="P75" style:family="paragraph" style:parent-style-name="Heading_20_3">
      <style:text-properties officeooo:paragraph-rsid="0058e327"/>
    </style:style>
    <style:style style:name="P76" style:family="paragraph" style:parent-style-name="Heading_20_3">
      <style:text-properties officeooo:rsid="00595d46" officeooo:paragraph-rsid="00595d46"/>
    </style:style>
    <style:style style:name="P77" style:family="paragraph" style:parent-style-name="Heading_20_3">
      <style:text-properties officeooo:rsid="005dfd46" officeooo:paragraph-rsid="005dfd46"/>
    </style:style>
    <style:style style:name="P78" style:family="paragraph" style:parent-style-name="Heading_20_3">
      <style:text-properties officeooo:rsid="006064d3" officeooo:paragraph-rsid="006064d3"/>
    </style:style>
    <style:style style:name="P79" style:family="paragraph" style:parent-style-name="Heading_20_3">
      <style:text-properties officeooo:rsid="0061830f" officeooo:paragraph-rsid="0061830f"/>
    </style:style>
    <style:style style:name="P80" style:family="paragraph" style:parent-style-name="Heading_20_3">
      <style:text-properties officeooo:rsid="00625f8b" officeooo:paragraph-rsid="00625f8b"/>
    </style:style>
    <style:style style:name="P81" style:family="paragraph" style:parent-style-name="Heading_20_3">
      <style:text-properties officeooo:rsid="00630ea8" officeooo:paragraph-rsid="00630ea8"/>
    </style:style>
    <style:style style:name="P82"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652b9e" officeooo:paragraph-rsid="00652b9e" style:font-weight-asian="normal" style:font-weight-complex="normal"/>
    </style:style>
    <style:style style:name="P83" style:family="paragraph" style:parent-style-name="Text_20_body" style:list-style-name="L1">
      <style:text-properties officeooo:rsid="003b4922" officeooo:paragraph-rsid="0040e73f"/>
    </style:style>
    <style:style style:name="P84" style:family="paragraph" style:parent-style-name="Text_20_body" style:list-style-name="L1">
      <style:text-properties officeooo:rsid="0043f56b" officeooo:paragraph-rsid="0043f56b"/>
    </style:style>
    <style:style style:name="P85" style:family="paragraph" style:parent-style-name="Text_20_body" style:list-style-name="L2">
      <style:text-properties officeooo:rsid="004671c2" officeooo:paragraph-rsid="004671c2"/>
    </style:style>
    <style:style style:name="P86" style:family="paragraph" style:parent-style-name="Text_20_body" style:list-style-name="L3">
      <style:text-properties officeooo:rsid="004671c2" officeooo:paragraph-rsid="004671c2"/>
    </style:style>
    <style:style style:name="P87" style:family="paragraph" style:parent-style-name="Text_20_body">
      <style:text-properties officeooo:rsid="0058e327" officeooo:paragraph-rsid="0058e327"/>
    </style:style>
    <style:style style:name="P88" style:family="paragraph" style:parent-style-name="Text_20_body">
      <style:text-properties officeooo:rsid="006064d3" officeooo:paragraph-rsid="0061830f"/>
    </style:style>
    <style:style style:name="P89" style:family="paragraph" style:parent-style-name="Text_20_body" style:list-style-name="L4">
      <style:text-properties officeooo:rsid="005c643b" officeooo:paragraph-rsid="005c643b"/>
    </style:style>
    <style:style style:name="P90" style:family="paragraph" style:parent-style-name="Text_20_body" style:list-style-name="L4">
      <style:text-properties officeooo:rsid="0050d969" officeooo:paragraph-rsid="0050d969"/>
    </style:style>
    <style:style style:name="P91" style:family="paragraph" style:parent-style-name="Text_20_body" style:list-style-name="L4">
      <style:text-properties officeooo:rsid="00493305" officeooo:paragraph-rsid="00493305"/>
    </style:style>
    <style:style style:name="P92" style:family="paragraph" style:parent-style-name="Text_20_body" style:list-style-name="L5">
      <style:text-properties officeooo:rsid="00493305" officeooo:paragraph-rsid="0050438f"/>
    </style:style>
    <style:style style:name="P93" style:family="paragraph" style:parent-style-name="Text_20_body" style:list-style-name="L4">
      <style:text-properties officeooo:rsid="004ab514" officeooo:paragraph-rsid="004ab514"/>
    </style:style>
    <style:style style:name="P94" style:family="paragraph" style:parent-style-name="Text_20_body" style:list-style-name="L5">
      <style:text-properties officeooo:rsid="004ab514" officeooo:paragraph-rsid="005ae512"/>
    </style:style>
    <style:style style:name="P95" style:family="paragraph" style:parent-style-name="Text_20_body" style:list-style-name="L4">
      <style:text-properties officeooo:rsid="004c90a8" officeooo:paragraph-rsid="004c90a8"/>
    </style:style>
    <style:style style:name="P96" style:family="paragraph" style:parent-style-name="Text_20_body" style:list-style-name="L6">
      <style:text-properties officeooo:rsid="004c90a8" officeooo:paragraph-rsid="004c90a8"/>
    </style:style>
    <style:style style:name="P97" style:family="paragraph" style:parent-style-name="Text_20_body" style:list-style-name="L4">
      <style:text-properties officeooo:rsid="0025ace0" officeooo:paragraph-rsid="0025ace0"/>
    </style:style>
    <style:style style:name="P98" style:family="paragraph" style:parent-style-name="Text_20_body" style:list-style-name="L5">
      <style:text-properties officeooo:rsid="0025ace0" officeooo:paragraph-rsid="00473e1e"/>
    </style:style>
    <style:style style:name="P99" style:family="paragraph" style:parent-style-name="Text_20_body" style:list-style-name="L5">
      <style:text-properties officeooo:rsid="0025ace0" officeooo:paragraph-rsid="002a22a4"/>
    </style:style>
    <style:style style:name="P100" style:family="paragraph" style:parent-style-name="Text_20_body" style:list-style-name="L4">
      <style:text-properties officeooo:rsid="0027aae7" officeooo:paragraph-rsid="0027aae7"/>
    </style:style>
    <style:style style:name="P101" style:family="paragraph" style:parent-style-name="Text_20_body" style:list-style-name="L5">
      <style:text-properties officeooo:rsid="0027aae7" officeooo:paragraph-rsid="00473e1e"/>
    </style:style>
    <style:style style:name="P102" style:family="paragraph" style:parent-style-name="Text_20_body" style:list-style-name="L6">
      <style:text-properties officeooo:rsid="005150bb" officeooo:paragraph-rsid="005150bb"/>
    </style:style>
    <style:style style:name="P103" style:family="paragraph" style:parent-style-name="Text_20_body" style:list-style-name="L6">
      <style:text-properties officeooo:rsid="00531feb" officeooo:paragraph-rsid="00531feb"/>
    </style:style>
    <style:style style:name="P104" style:family="paragraph" style:parent-style-name="Text_20_body">
      <style:paragraph-properties fo:margin-left="0cm" fo:margin-right="0cm" fo:text-indent="0cm" style:auto-text-indent="false">
        <style:tab-stops>
          <style:tab-stop style:position="4.503cm"/>
        </style:tab-stops>
      </style:paragraph-properties>
      <style:text-properties fo:font-weight="bold" officeooo:rsid="00652b9e" officeooo:paragraph-rsid="00652b9e" style:font-weight-asian="bold" style:font-weight-complex="bold"/>
    </style:style>
    <style:style style:name="T1" style:family="text">
      <style:text-properties officeooo:rsid="001dc092"/>
    </style:style>
    <style:style style:name="T2" style:family="text">
      <style:text-properties officeooo:rsid="0023c51f"/>
    </style:style>
    <style:style style:name="T3" style:family="text">
      <style:text-properties fo:font-weight="normal" officeooo:rsid="0030fdef" style:font-weight-asian="normal" style:font-weight-complex="normal"/>
    </style:style>
    <style:style style:name="T4" style:family="text">
      <style:text-properties fo:font-weight="normal" officeooo:rsid="0043f56b" style:font-weight-asian="normal" style:font-weight-complex="normal"/>
    </style:style>
    <style:style style:name="T5" style:family="text">
      <style:text-properties fo:font-weight="normal" officeooo:rsid="005eb952" style:font-weight-asian="normal" style:font-weight-complex="normal"/>
    </style:style>
    <style:style style:name="T6" style:family="text">
      <style:text-properties fo:font-weight="normal" officeooo:rsid="0061830f" style:font-weight-asian="normal" style:font-weight-complex="normal"/>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2b6774"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2c600d"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officeooo:rsid="0035b100"/>
    </style:style>
    <style:style style:name="T10" style:family="text">
      <style:text-properties officeooo:rsid="003635d0"/>
    </style:style>
    <style:style style:name="T11" style:family="text">
      <style:text-properties officeooo:rsid="0037cf64"/>
    </style:style>
    <style:style style:name="T12" style:family="text">
      <style:text-properties officeooo:rsid="003e9cfa"/>
    </style:style>
    <style:style style:name="T13" style:family="text">
      <style:text-properties fo:font-weight="bold" officeooo:rsid="0030fdef" style:font-weight-asian="bold" style:font-weight-complex="bold"/>
    </style:style>
    <style:style style:name="T14" style:family="text">
      <style:text-properties fo:font-weight="bold" officeooo:rsid="00422d04" style:font-weight-asian="bold" style:font-weight-complex="bold"/>
    </style:style>
    <style:style style:name="T15" style:family="text">
      <style:text-properties fo:font-weight="bold" officeooo:rsid="0043f56b" style:font-weight-asian="bold" style:font-weight-complex="bold"/>
    </style:style>
    <style:style style:name="T16" style:family="text">
      <style:text-properties fo:font-weight="bold" officeooo:rsid="005eb952" style:font-weight-asian="bold" style:font-weight-complex="bold"/>
    </style:style>
    <style:style style:name="T17" style:family="text">
      <style:text-properties officeooo:rsid="004586a9"/>
    </style:style>
    <style:style style:name="T18" style:family="text">
      <style:text-properties officeooo:rsid="004e0a86"/>
    </style:style>
    <style:style style:name="T19" style:family="text">
      <style:text-properties officeooo:rsid="005710ae"/>
    </style:style>
    <style:style style:name="T20" style:family="text">
      <style:text-properties officeooo:rsid="0058e327"/>
    </style:style>
    <style:style style:name="T21" style:family="text">
      <style:text-properties style:font-name="Liberation Sans" fo:font-size="14.1000003814697pt" fo:font-weight="bold" officeooo:rsid="0058e327" style:font-name-asian="Microsoft YaHei" style:font-size-asian="14.1000003814697pt" style:font-weight-asian="bold" style:font-name-complex="Arial" style:font-size-complex="14.1000003814697pt" style:font-weight-complex="bold"/>
    </style:style>
    <style:style style:name="T22" style:family="text">
      <style:text-properties officeooo:rsid="005ae512"/>
    </style:style>
    <style:style style:name="T23" style:family="text">
      <style:text-properties officeooo:rsid="005eb952"/>
    </style:style>
    <style:style style:name="T24" style:family="text">
      <style:text-properties officeooo:rsid="0061830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okumentace projektu</text:p>
      <text:p text:style-name="P4">N<text:span text:style-name="T2">19-3001</text:span></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Obsah</text:p>
          </text:index-title>
          <text:p text:style-name="P60"><text:a xlink:type="simple" xlink:href="#__RefHeading___Toc2021_758941256" text:style-name="Index_20_Link" text:visited-style-name="Index_20_Link">1 Slovník pojmů<text:tab/>3</text:a></text:p>
          <text:p text:style-name="P60"><text:a xlink:type="simple" xlink:href="#__RefHeading___Toc2023_758941256" text:style-name="Index_20_Link" text:visited-style-name="Index_20_Link">2 Stručný popis<text:tab/>4</text:a></text:p>
          <text:p text:style-name="P60"><text:a xlink:type="simple" xlink:href="#__RefHeading___Toc2025_758941256" text:style-name="Index_20_Link" text:visited-style-name="Index_20_Link">3 Specifikace projektu<text:tab/>5</text:a></text:p>
          <text:p text:style-name="P61"><text:a xlink:type="simple" xlink:href="#__RefHeading___Toc1290_1303633750" text:style-name="Index_20_Link" text:visited-style-name="Index_20_Link">1 Datové struktury<text:tab/>5</text:a></text:p>
          <text:p text:style-name="P60"><text:a xlink:type="simple" xlink:href="#__RefHeading___Toc2027_758941256" text:style-name="Index_20_Link" text:visited-style-name="Index_20_Link">4 Analýza rizik<text:tab/>6</text:a></text:p>
          <text:p text:style-name="P60"><text:a xlink:type="simple" xlink:href="#__RefHeading___Toc2029_758941256" text:style-name="Index_20_Link" text:visited-style-name="Index_20_Link">5 Časový harmonogram<text:tab/>9</text:a></text:p>
          <text:p text:style-name="P60"><text:a xlink:type="simple" xlink:href="#__RefHeading___Toc2033_758941256" text:style-name="Index_20_Link" text:visited-style-name="Index_20_Link">6 TODO<text:tab/>10</text:a></text:p>
          <text:p text:style-name="P60"><text:a xlink:type="simple" xlink:href="#__RefHeading___Toc2035_758941256" text:style-name="Index_20_Link" text:visited-style-name="Index_20_Link">7 DONE<text:tab/>11</text:a></text:p>
          <text:p text:style-name="P60"><text:a xlink:type="simple" xlink:href="#__RefHeading___Toc2031_758941256" text:style-name="Index_20_Link" text:visited-style-name="Index_20_Link">8 Použité technologie<text:tab/>12</text:a></text:p>
        </text:index-body>
      </text:table-of-content>
      <text:p text:style-name="P3"/>
      <text:h text:style-name="P62" text:outline-level="1"><text:bookmark-start text:name="__RefHeading___Toc2021_758941256"/>Slovník pojmů<text:bookmark-end text:name="__RefHeading___Toc2021_758941256"/></text:h>
      <table:table table:name="Tabulka3" table:style-name="Tabulka3">
        <table:table-column table:style-name="Tabulka3.A"/>
        <table:table-column table:style-name="Tabulka3.B"/>
        <table:table-row>
          <table:table-cell table:style-name="Tabulka3.A1" office:value-type="string">
            <text:p text:style-name="P33">Shopfloor <text:span text:style-name="T1">(MES)</text:span></text:p>
          </table:table-cell>
          <table:table-cell table:style-name="Tabulka3.B1" office:value-type="string">
            <text:p text:style-name="P34">server pro řízení aktivit a sběr dat výrobních strojů</text:p>
          </table:table-cell>
        </table:table-row>
        <table:table-row>
          <table:table-cell table:style-name="Tabulka3.A2" office:value-type="string">
            <text:p text:style-name="P55">Snap7 </text:p>
          </table:table-cell>
          <table:table-cell table:style-name="Tabulka3.B2" office:value-type="string">
            <text:p text:style-name="P50">knihovna implementující protokol S7 communication, pro vzdálené čtení paměti PLC</text:p>
          </table:table-cell>
        </table:table-row>
        <table:table-row>
          <table:table-cell table:style-name="Tabulka3.A2" office:value-type="string">
            <text:p text:style-name="P57">Prioritní fronta</text:p>
          </table:table-cell>
          <table:table-cell table:style-name="Tabulka3.B2" office:value-type="string">
            <text:p text:style-name="P51">datová struktura typu FIFO s prioritním výběrem (nezáleží jen na pořadí ale také na prioritě)</text:p>
          </table:table-cell>
        </table:table-row>
        <table:table-row>
          <table:table-cell table:style-name="Tabulka3.A2" office:value-type="string">
            <text:p text:style-name="P56">S7 communication</text:p>
          </table:table-cell>
          <table:table-cell table:style-name="Tabulka3.B2" office:value-type="string">
            <text:p text:style-name="P53">Komunikační protokol umožňující synchronizaci hodnot proměnných v paměti PLC s jiným zařízením</text:p>
          </table:table-cell>
        </table:table-row>
        <table:table-row>
          <table:table-cell table:style-name="Tabulka3.A2" office:value-type="string">
            <text:p text:style-name="P59">Curing buffer</text:p>
          </table:table-cell>
          <table:table-cell table:style-name="Tabulka3.B2" office:value-type="string">
            <text:p text:style-name="P54">Vytvrzovací zásobník pro zrání skel s naneseným primerem </text:p>
          </table:table-cell>
        </table:table-row>
        <table:table-row>
          <table:table-cell table:style-name="Tabulka3.A2" office:value-type="string">
            <text:p text:style-name="P58">primer</text:p>
          </table:table-cell>
          <table:table-cell table:style-name="Tabulka3.B2" office:value-type="string">
            <text:p text:style-name="P54">Chemikálie upravující adhezivní schopnosti lepidla k lepeným povrchům</text:p>
          </table:table-cell>
        </table:table-row>
        <table:table-row>
          <table:table-cell table:style-name="Tabulka3.A2" office:value-type="string">
            <text:p text:style-name="P104">carrusel</text:p>
          </table:table-cell>
          <table:table-cell table:style-name="Tabulka3.B2" office:value-type="string">
            <text:p text:style-name="P82">Otočný stůl pro nanášení primeru a vizuální kamerovou kontrolu</text:p>
          </table:table-cell>
        </table:table-row>
      </table:table>
      <text:p text:style-name="P52"/>
      <text:p text:style-name="P49"/>
      <text:h text:style-name="P63" text:outline-level="1"><text:bookmark-start text:name="__RefHeading___Toc2023_758941256"/>Stručný popis<text:bookmark-end text:name="__RefHeading___Toc2023_758941256"/></text:h>
      <text:p text:style-name="P17">Účelem lepící stanice je příprava skel a nanášení lepidla pro montáž na dveře aut různých typů. Tyto dveře jsou postupně montovány (manofakturně) na jednotlivých stanicích, mezi kterými jsou přenášeny pomocí dopravníkového pásu.</text:p>
      <text:p text:style-name="P13">Lepící stanice (stejně jako všechny ostatní stanice) je zapojena do hierarchického řídícího systému, na jehož vrcholu je MES server, předávající do řídícího PLC instrukce/informace.</text:p>
      <text:p text:style-name="P13">Na lince z pohledu řízení výrobního procesu pracují tři nezávislé pracovní cykly, které se mohou vykonávat současně:</text:p>
      <text:list xml:id="list3188049436" text:style-name="L1">
        <text:list-item>
          <text:p text:style-name="P83">Vstupní sekvence – vložení okna do systému, aplikace primeru</text:p>
        </text:list-item>
        <text:list-item>
          <text:p text:style-name="P83">Fronta připravených skel – buffer pro zrání primeru</text:p>
        </text:list-item>
        <text:list-item>
          <text:p text:style-name="P83">Aplikační sekvence</text:p>
        </text:list-item>
        <text:list-item>
          <text:p text:style-name="P84">Vyhození vadného skla</text:p>
        </text:list-item>
      </text:list>
      <text:p text:style-name="P16"><text:span text:style-name="T12">Celá operace lepení je synchronizována za pomocí MES serveru. S PLC lepící stanice MES server komunikuje pomocí </text:span><text:span text:style-name="T13">S7 communication</text:span><text:span text:style-name="T3"> </text:span><text:span text:style-name="T12">protokolu s předem definovanou datovou strukturou.</text:span></text:p>
      <text:p text:style-name="P14">MES server průběžně posílá odvolávky na očekávaná skla, která půjdou do produkce/lepení, <text:span text:style-name="T17">která získává ze serveru VW</text:span>. Těchto odvolávek může být až 800-1000. To znamená, že je nutné průběžně vytvářet a udržovat frontu těchto požadavků v paměti PLC.</text:p>
      <text:p text:style-name="P15">Podle této fronty operátor na vstupu vkládá postupně sklad určitého typu do lepící stanice pro přípravu na lepení. Sklo se musí nejprve zkontrolovat zda se jedná o požadovaný typ, nanést primer podle šablony a nechat toto sklo vyzrát v <text:span text:style-name="T14">Curing buffer</text:span><text:span text:style-name="T15">u</text:span><text:span text:style-name="T4">. </text:span></text:p>
      <text:p text:style-name="P20">Po vyzrání v curing bufferu je sklo připraveno na aplikaci lepidla a následné nalepení na dveře. K tomu dojde opět na základě požadavku z MES serveru. MES server průběžně dostává informace o typech vyráběných dveří na jednotlivých výrobních stanicích předcházející tuto lepící. V případě že na předchozí stanici dojde k odeslání dveří připravených na lepení skla, dojde k poslání signálu trigger s informacemi jaké sklo bude lepeno. Na základě tohoto signálu dojde k zahájení lepícího cyklu kdy se nejprve zjisti kde v curing bufferu se nacházejí požadovaná okna a ověří se zda jsou již vyzrálá. Následně se vezme to co je tam nejdéle přenese se na lepící stůl jde na něj robot nanese lepidlo následně jej druhý robot předá na výstup.</text:p>
      <text:p text:style-name="P21">V případě že dojde k poničení sklad v lepící stanici a nedojde k jeho nalepení na dveře, je nutné cyklus lepení opakovat s náhradním sklem, které by mělo být do zásoby připravené (vyzrálé) v curing bufferu. Zároveň je vytvořen prioritní požadavek na vložení nového skla do lepící stanice. Pokud zrovna půjde více dveří se stejnými okny za sebou a dojde k rozbití u jednoho z nich, nebude již v curing buffer připraveno další sklo do zásoby a bude se muset čekat na vyzrání nového sklad. Tento případ je nutné oznámit obsluze na výstupu.</text:p>
      <text:h text:style-name="P63" text:outline-level="1"><text:bookmark-start text:name="__RefHeading___Toc2025_758941256"/>Specifikace projekt<text:bookmark-end text:name="__RefHeading___Toc2025_758941256"/></text:h>
      <text:h text:style-name="P66" text:outline-level="2"><text:bookmark-start text:name="__RefHeading___Toc1290_1303633750"/>Datové struktury<text:bookmark-end text:name="__RefHeading___Toc1290_1303633750"/></text:h>
      <text:h text:style-name="P70" text:outline-level="3">priority_queue</text:h>
      <text:p text:style-name="P18">Struktura popisující data prioritní fronty:</text:p>
      <text:list xml:id="list2057408193" text:style-name="L2">
        <text:list-item>
          <text:p text:style-name="P85">Array of queue_node [0...999] queue_array</text:p>
        </text:list-item>
        <text:list-item>
          <text:p text:style-name="P85">int size</text:p>
        </text:list-item>
        <text:list-item>
          <text:p text:style-name="P85">int max</text:p>
        </text:list-item>
      </text:list>
      <text:h text:style-name="P70" text:outline-level="3">queue_node</text:h>
      <text:p text:style-name="P18">Struktura popisující kontejnerový uzel, který umožňuje popisovat a strukturovat uložená data</text:p>
      <text:list xml:id="list3317156211" text:style-name="L3">
        <text:list-item>
          <text:p text:style-name="P86">glass_info glass</text:p>
        </text:list-item>
        <text:list-item>
          <text:p text:style-name="P86">bool allocated</text:p>
        </text:list-item>
        <text:list-item>
          <text:p text:style-name="P86">byte priority</text:p>
        </text:list-item>
      </text:list>
      <text:h text:style-name="P70" text:outline-level="3">glass_info</text:h>
      <text:p text:style-name="P18">Struktura obsahující veškeré informace o skle, které bude nebo je jich zpracovávané</text:p>
      <text:h text:style-name="P70" text:outline-level="3">input_glass_order_list</text:h>
      <text:p text:style-name="P18">Struktura, která slouží k organizaci prvních N skel uložených v prioritní frontě, které jsou zobrazeny operátorovi na HMI včetně rozlišení priority</text:p>
      <text:list xml:id="list130507148586143" text:continue-list="list2057408193" text:style-name="L2">
        <text:list-item>
          <text:p text:style-name="P85">Array of queue_node [0...N] glass_order_list</text:p>
        </text:list-item>
      </text:list>
      <text:h text:style-name="P71" text:outline-level="3">mes_plc_struct</text:h>
      <text:p text:style-name="P19">Struktura s proměnnými pro komunikaci s MES serverem, které zapisuje PLC</text:p>
      <text:h text:style-name="P71" text:outline-level="3">mes_server_struct</text:h>
      <text:p text:style-name="P19">Struktura s proměnnými pro komunikaci s MES serverem, které zapisuje MES server.</text:p>
      <text:h text:style-name="P72" text:outline-level="3">curing_buffer_struct</text:h>
      <text:p text:style-name="P22">Struktura obsahující datové položky pro práci s curing bufferem a jednodušší členění do pod-funkcí.</text:p>
      <text:h text:style-name="P67" text:outline-level="2">Modul PriorityQueue</text:h>
      <text:p text:style-name="P23">Modul PriorityQueue reprezentuje datový model FIFO s prioritním vkládáním prvků. Modul PriorityQueue v projektu slouží pro synchronizaci pořadí načítaných datových odvolávek s informacemi o lepeném skle. Tato skla jsou vkládána do stanice a lepeny v přesném pořadí v jakém přijde jejich informace v odvolávce z MES serveru. Výjimkou jsou situace kdy dojde k poškození dveří a jejich vyřazení z produkce, v takovém případě je nutné data k danému sklu z fronty <text:soft-page-break/>odstranit. Další výjimkou je poškození skla v průběhu lepení, v takovém případě je nutné prioritně vložit stejné sklo do stanice aby bylo v připravené pro další dveře. Tato data jsou vložena prioritně na začátek fronty místo na její konec.</text:p>
      <text:p text:style-name="P23">Celá fronta je reprezentována datovou strukturou, ze které je vytvořena tagová proměnná, která je vkládána do obslužných funkcí, které mají za úkol nějakým způsobem manipulovat s uloženými daty.</text:p>
      <text:p text:style-name="P23">Data jsou organizovány sekvenčně od nejnižšího indexu po nejvyšší. To znamená, že nová data jsou ukládána vždy na nejvyšší volnou adresu pole. Výjimkou jsou prioritní vstupy.</text:p>
      <text:h text:style-name="Heading_20_3" text:outline-level="3"><text:span text:style-name="T19">void </text:span>p<text:span text:style-name="T20">q</text:span>_shift_left<text:span text:style-name="T19">(PriorityQueue self)</text:span></text:h>
      <text:p text:style-name="P23">Funkce posune všechny uložené záznamy v poli, reprezentující FIFO frontu o jeden prvek doleva. Funkce se nestará o vzniklou duplicitu dat!</text:p>
      <text:h text:style-name="P73" text:outline-level="3">void p<text:span text:style-name="T20">q</text:span>_shift_right(PriorityQueue self)</text:h>
      <text:p text:style-name="P23">Funkce posune všechny uložené záznamy v poli, reprezentující FIFO frontu o jeden prvek doprava. Funkce se nestará o vzniklou duplicitu dat!</text:p>
      <text:h text:style-name="P74" text:outline-level="3">void pq_clear(PriorityQueue self)</text:h>
      <text:p text:style-name="P24">Funkce inicializuje všechny alokované prvky fronty a vyprázdní frontu.</text:p>
      <text:h text:style-name="P75" text:outline-level="3"><text:span text:style-name="T21">bool</text:span><text:span text:style-name="T20"> pq_delete_by_index(PriorityQueue self, int index)</text:span></text:h>
      <text:p text:style-name="P24">Funkce vymaže datový prvek z fronty, který se nachází na určitém indexu. V případě, že je zadán neplatný index prvku, je vrácena hodnota false a nic se nestane, v opačném případě je vrácena hodnota true.</text:p>
      <text:h text:style-name="P74" text:outline-level="3">bool pq_dequeue(PriorityQueue self)</text:h>
      <text:p text:style-name="P24">Funkce vymaže první prvek v pořadí a ostatní prvky posune o jednu pozici doleva. V případě, že není fronta prázdná vrátí funkce hodnotu true, v opačném případě vrátí hodnotu flase.</text:p>
      <text:h text:style-name="P74" text:outline-level="3">bool pq_dequeue(PriorityQueue self, GlassInfo glass)</text:h>
      <text:p text:style-name="P24">Funkce vloží nový datový prvek s informacemi o skle do fronty na nejvyšší volnou pozici v poli reprezentující FIFO frontu. Při vkládání dat funkce nejprve zkontroluje duplicitu dat ve frontě podle hodnoty VehicleNumber. Pokud je ve frontě již datový prvek se stejnou hodnotou VehicleNumber, dojde pouze k aktualizaci těchto dat. V případě, že není fronta plná funkce vrátí hodnotu true, v opačném případě vrátí hodnotu false.</text:p>
      <text:h text:style-name="P74" text:outline-level="3">int pq_find_by_vehicle_number(PriorityQueue self, String vehicle_number)</text:h>
      <text:p text:style-name="P24">Funkce vrátí pozici v poli na které se nachází datový prvek se stejnou hodnotou vehicle_number. V případě, že se ve frontě datový prvek se stejnou hodnotou vehicle_number nenachází, vrátí funkce hodnotu -1.</text:p>
      <text:h text:style-name="P74" text:outline-level="3"><text:soft-page-break/>bool pq_is_empty(PriorityQueue self)</text:h>
      <text:p text:style-name="P24">Funkce vrátí hodnotu true pokud se ve frontě nenachází žádné datové prvky. V opačném případě vrátí hodnotu false.</text:p>
      <text:h text:style-name="P75" text:outline-level="3"><text:span text:style-name="T21">QueueNode</text:span><text:span text:style-name="T20"> pq_peek(PriorityQueue self, int index)</text:span></text:h>
      <text:p text:style-name="P24">Funkce vrátí datový prvek fronty na dané pozici. V případě, že je zadán neplatný index, je vrácena hodnota false a nic se nestane. V opačném případě je vrácena hodnota true.</text:p>
      <text:h text:style-name="P76" text:outline-level="3">int pq_size(PriorityQueue self)</text:h>
      <text:p text:style-name="P25">Funkce vrátí počet datových položek uložených ve frontě.</text:p>
      <text:h text:style-name="P68" text:outline-level="2">Modul CuringBuffer</text:h>
      <text:p text:style-name="P26">Modul CuringBuffer slouží k obsluze sušících regálů pro zrání naneseného primeru na lepená skla. Primer slouží ke zvýšení adheze naneseného lepidla a je nutné dodržet určitý časový interval který zajistí nejlepší vlastnosti adheze na skleněném povrchu. Tento interval má spodní hranici minimální doby pro nanášení lepidla a horní hranici pro nanášení lepidla. Sklo v běžném režimu nelze ze sušícího regálu vyjmout a lepit pokud v něm není uloženo minimální dobu pro zrání a zároveň sklo nelze již použít pro lepení v případě, že je v sušícím regálu uloženo déle než maximální dobu pro použití. Tyto intervaly je nutné kontrolovat.</text:p>
      <text:p text:style-name="P26">Protože ve stanici může být více než jeden curing buffer, je vytvořena obecná datová struktura s obslužnými funkcemi, která je pouze parametrizována hodnotami z pozičních čidel a ovládána obslužnými funkcemi. Pro každý fyzický curring buffer pak stačí vytvořit pouze novou datovou proměnnou a tu zabudovat do programu. </text:p>
      <text:p text:style-name="P26">Pro snazší implementaci do programu a rozšíření jejich počtu jsou datové proměnné pro všechny fyzické curring buffery definovány jako pole proměnných typu CurringBuffer. Při hledání volné pozice v curing bufferu je pak jednoduše prohledávána jedna pozice v curring bufferu po druhé a pokud není nalezena pokračuje se na následující curring buffer v poli. Pro přidání dalšího fyzického curring bufferu je pak nutné pouze zvětšit pole s proměnnými typu CurringBuffer o jeden prvek a zavolat další funkci, která se parametrizuje fyzickými vstupy z pozičních čidel.</text:p>
      <text:p text:style-name="P27">Datová struktura CuringBuffer je reprezentována polem prvků typu CuringBufferDrawer, který obsahuje informace o vloženém dílu, čas vložení, … Na základě času vložení a aktuálního času je následně vypočítána doba po kterou se díl v curing bufferu již nachází.</text:p>
      <text:h text:style-name="Heading_20_3" text:outline-level="3"><text:span text:style-name="T22">GlassInfo </text:span>cb_get_class_info<text:span text:style-name="T22">(CuringBuffer self, int drawer_index)</text:span></text:h>
      <text:p text:style-name="P28">Funkce vrátí datový prvek GlassInfor s informace o skle uloženém v daném šuplíku curing bufferu. V případě, že se na daném indexu, tedy v daném šuplíku curing bufferu žádné sklo nenachází, je vrácena prázdná struktura GlassInfo (uvnitř nejsou žádná data).</text:p>
      <text:h text:style-name="P77" text:outline-level="3"><text:soft-page-break/>bool cb_insert_glass(CuringBuffer self, int drawer_index, GlassInfo glass)</text:h>
      <text:p text:style-name="P28">Funkce vloží data s informace o skle do daného indexu (šuplíku) curing bufferu. V případě, že daný šuplík není povolen k použití, nebo je již zabrán (nějaká data jsou v něm již uložena) je vrácena hodnota false. V opačném případě je vrácena hodnota true.</text:p>
      <text:h text:style-name="P77" text:outline-level="3">bool cb_is_drawer_enabled(CuringBuffer self, int drawer_index)</text:h>
      <text:p text:style-name="P28">Vrátí hodnotu true v případě, že je daný šuplík povolen k použití (je možné do něj ukládat data a v případě fyzického curing bufferu je do něj možné vkládat skla). V opačném případě nebo s neplatnou hodnotou indexu je vrácena hodnota false.</text:p>
      <text:h text:style-name="P77" text:outline-level="3">bool cb_is_drawer_free(CuringBuffer self, int drawer_index)</text:h>
      <text:p text:style-name="P28">V případě, že <text:span text:style-name="T23">v daném šuplíku curing bufferu není uloženo žádné sklo, je vrácena hodnota true. V opačném případě je vrácena hodnota false. Přítomnost skla je určena pomocí stavového bitu, který je nastaven na hodnotu true pomocí funkce </text:span><text:span text:style-name="T16">cb_insert_glass</text:span><text:span text:style-name="T5"> a nastaven na false pomocí funkce </text:span><text:span text:style-name="T16">cb_remove_glass</text:span><text:span text:style-name="T5"> a zároveň pomocí hodnoty z čidla přítomnosti, které je fyzicky umístěno v curing bufferu. To zajistí aby se nepřepsala uložená data a zároveň, aby se zabránilo kolizi při vkládání skla do zaplněného š</text:span><text:span text:style-name="T6">u</text:span><text:span text:style-name="T5">plíku.</text:span></text:p>
      <text:h text:style-name="P78" text:outline-level="3">bool cb_is_glass_expired(CuringBuffer self, int drawer_index)</text:h>
      <text:p text:style-name="P29">Čas vložení není důležitý, důležitá je pouze informace zda j<text:span text:style-name="T24">iž sklo v curing bufferu není příliš dlouho na základě nastaveného parametru maximální doby použitelnosti. V této funkci dojde k porovnání aktuální času a času vložení a rozdíl nesmí být vetší než je maximální doba použitelnosti. <text:s/>Pokud je sklo v curing bufferu déle než maximální dobu, nebo šuplík není povolen k použití, nebo není uvnitř žádné sklo uloženo, je vrácena hodnota false. V opačném případě je vrácena hodnota true. Důležité je že funkce nebere v úvahu minimální dobu pro zrání primeru a již po uložení skla bude funkce vracet hodnotu true. To především proto, aby se odlišilo zda je sklo již expirované a nebo ještě není vyzrálé.</text:span></text:p>
      <text:h text:style-name="P79" text:outline-level="3">bool cb_is_glass_ready(CuringBuffer self, int drawer_index)</text:h>
      <text:p text:style-name="P88">Čas vložení není důležitý, důležitá je pouze informace zda je již sklo v curing bufferu dostatečně dlouho pro použití. V této funkci dojde k porovnání aktuální času a času vložení a rozdíl nesmí být vetší než je minimální doba použitelnosti (zrání). Pokud sklo v curing bufferu není alespoň minimální dobu pro zrání, nebo není šuplík povolen pro použití nebo je šuplík prázdný, pak funkce vrací hodnotu false. V opačném případě je vrácena hodnota true. Důležité je, že funkce nebere v úvahu maximální dobu použitelnosti skla. To především proto, aby se odlišilo zda je sklo již expirované a nebo ještě není vyzrálé.</text:p>
      <text:h text:style-name="P80" text:outline-level="3">bool cb_remove_glass(CuringBuffer self, int drawer_index)</text:h>
      <text:p text:style-name="P30">Funkce nastaví daný šuplík curing bufferu jako prázdný a dostupný k vložení nového skla a uložení <text:s/>daných informací do datové struktury. V případě, že je šuplík prázdný, nebo není povolen k použití je vrácena hodnota false. V opačném případě je vrácena hodnota true.</text:p>
      <text:h text:style-name="P81" text:outline-level="3"><text:soft-page-break/>void cb_runtime(CuringBuffer self, Time min, Time max, bool presence_sensor0, … bool presence_sensorN)</text:h>
      <text:p text:style-name="P31">Funkce slouží k synchronizaci hodnot minimálního a maximálního času použitelnosti daného skla a stavu čidel přítomnosti v jednotlivých šuplících curing bufferu. Tato funkce je volána průběžně v každém cyklu PLC.</text:p>
      <text:h text:style-name="P69" text:outline-level="2">Modul CenteringBed</text:h>
      <text:p text:style-name="P32">Modul CenteringBed je datová struktura a ovládací funkce pro obsluhu mechanismu centrovacího stolu. Těchto mechanických struktur jsou na celé stanici celkem tři, ale s možností doplnění dalších. Slouží k založení skla, vycentrování do přesné (vždy stejné) pozice a příprava pro určitý proces. Na této lepící stanici jsou přesně procesy nanášení primeru, skenování správně naneseného primeru a nanášení lepidla.</text:p>
      <text:p text:style-name="P32">Aby bylo dosaženo maximální dynamiky kódu, je modul CenteringBed reprezentován jako datová struktura s obslužnými funkcemi, které člení kód do přehlednějších a snáze pochopitelných částí.</text:p>
      <text:h text:style-name="P63" text:outline-level="1"><text:bookmark-start text:name="__RefHeading___Toc2027_758941256"/>Analýza rizik<text:bookmark-end text:name="__RefHeading___Toc2027_758941256"/></text:h>
      <table:table table:name="Tabulka2" table:style-name="Tabulka2">
        <table:table-column table:style-name="Tabulka2.A"/>
        <table:table-column table:style-name="Tabulka2.B"/>
        <table:table-column table:style-name="Tabulka2.C"/>
        <table:table-row>
          <table:table-cell table:style-name="Tabulka2.A1" office:value-type="string">
            <text:p text:style-name="P44">Problém</text:p>
          </table:table-cell>
          <table:table-cell table:style-name="Tabulka2.A1" office:value-type="string">
            <text:p text:style-name="P44">Prevence</text:p>
          </table:table-cell>
          <table:table-cell table:style-name="Tabulka2.C1" office:value-type="string">
            <text:p text:style-name="P44">Řešení</text:p>
          </table:table-cell>
        </table:table-row>
        <table:table-row>
          <table:table-cell table:style-name="Tabulka2.A2" office:value-type="string">
            <text:p text:style-name="P44">Problémy s programováním robotů</text:p>
          </table:table-cell>
          <table:table-cell table:style-name="Tabulka2.A2" office:value-type="string">
            <text:p text:style-name="P37">Studium programování robotu na straně PLC, případná komunikace s Tomášem/Pavlem</text:p>
          </table:table-cell>
          <table:table-cell table:style-name="Tabulka2.C2" office:value-type="string">
            <text:p text:style-name="P37">Technická podpora od Tomáše/Pavla</text:p>
          </table:table-cell>
        </table:table-row>
        <table:table-row>
          <table:table-cell table:style-name="Tabulka2.A2" office:value-type="string">
            <text:p text:style-name="P44">Projekt bude mít zpoždění při konstrukci</text:p>
          </table:table-cell>
          <table:table-cell table:style-name="Tabulka2.A2" office:value-type="string">
            <text:p text:style-name="P37">Já to neovlivním</text:p>
          </table:table-cell>
          <table:table-cell table:style-name="Tabulka2.C2" office:value-type="string">
            <text:p text:style-name="P37">Příprava struktury projektu pomocí jednotkových testů a simulátoru</text:p>
          </table:table-cell>
        </table:table-row>
        <table:table-row>
          <table:table-cell table:style-name="Tabulka2.A2" office:value-type="string">
            <text:p text:style-name="P44">Simulátor nebude fungovat včas</text:p>
          </table:table-cell>
          <table:table-cell table:style-name="Tabulka2.A2" office:value-type="string">
            <text:p text:style-name="P37">Naplánovat architekturu, prostudovat problematiku</text:p>
          </table:table-cell>
          <table:table-cell table:style-name="Tabulka2.C2" office:value-type="string">
            <text:p text:style-name="P40">Pokud bude pozdě na jeho dodělání je nutné pokračovat bez něj a vše otestovat až v Německu</text:p>
          </table:table-cell>
        </table:table-row>
        <table:table-row>
          <table:table-cell table:style-name="Tabulka2.A2" office:value-type="string">
            <text:p text:style-name="P44">Simulátor nebude fungovat správně</text:p>
          </table:table-cell>
          <table:table-cell table:style-name="Tabulka2.A2" office:value-type="string">
            <text:p text:style-name="P37">Jedná se o klíčový požadavek, je nutné vše ověřit pomocí testů,</text:p>
          </table:table-cell>
          <table:table-cell table:style-name="Tabulka2.C2" office:value-type="string">
            <text:p text:style-name="P40">Dozvím se to až v Německu, kde bude třeba komunikaci opravit podle zkutečných parametrů</text:p>
          </table:table-cell>
        </table:table-row>
        <table:table-row table:style-name="Tabulka2.6">
          <table:table-cell table:style-name="Tabulka2.A2" office:value-type="string">
            <text:p text:style-name="P44">Roboti nebudou naprogramované včas</text:p>
          </table:table-cell>
          <table:table-cell table:style-name="Tabulka2.A2" office:value-type="string">
            <text:p text:style-name="P37">Já to neovlivním</text:p>
          </table:table-cell>
          <table:table-cell table:style-name="Tabulka2.C2" office:value-type="string">
            <text:p text:style-name="P37">Vše připravit v simulovaném prostředí</text:p>
          </table:table-cell>
        </table:table-row>
        <table:table-row table:style-name="Tabulka2.6">
          <table:table-cell table:style-name="Tabulka2.A2" office:value-type="string">
            <text:p text:style-name="P44">Mechanické poškození při programování</text:p>
          </table:table-cell>
          <table:table-cell table:style-name="Tabulka2.A2" office:value-type="string">
            <text:p text:style-name="P37">Otestovat každý dílčí algoritmus, vytvářet obecné a testovatelné algoritmy</text:p>
          </table:table-cell>
          <table:table-cell table:style-name="Tabulka2.C2" office:value-type="string">
            <text:p text:style-name="P37">Průšvih, <text:span text:style-name="T11">je nutné řešit</text:span></text:p>
          </table:table-cell>
        </table:table-row>
        <table:table-row table:style-name="Tabulka2.6">
          <table:table-cell table:style-name="Tabulka2.A2" office:value-type="string">
            <text:p text:style-name="P44">V otestovaném algoritmu se nachází chyba</text:p>
          </table:table-cell>
          <table:table-cell table:style-name="Tabulka2.A2" office:value-type="string">
            <text:p text:style-name="P37">Je požadované správné pochopení problému, čitelná implementace a vhodné testovací případy</text:p>
          </table:table-cell>
          <table:table-cell table:style-name="Tabulka2.C2" office:value-type="string">
            <text:p text:style-name="P37">Je nutné postupovat při implementaci každého dílčího algoritmu pomalu a opatrně</text:p>
          </table:table-cell>
        </table:table-row>
        <table:table-row table:style-name="Tabulka2.6">
          <table:table-cell table:style-name="Tabulka2.A2" office:value-type="string">
            <text:p text:style-name="P44">Technický problém se kterým jsem se ještě nesetkal</text:p>
          </table:table-cell>
          <table:table-cell table:style-name="Tabulka2.A2" office:value-type="string">
            <text:p text:style-name="P37">Detailní studium požadavků na programování a předběžná příprava</text:p>
          </table:table-cell>
          <table:table-cell table:style-name="Tabulka2.C2" office:value-type="string">
            <text:p text:style-name="P37">Technická podpora od Tomáše/Pavla</text:p>
          </table:table-cell>
        </table:table-row>
        <table:table-row table:style-name="Tabulka2.6">
          <table:table-cell table:style-name="Tabulka2.A2" office:value-type="string">
            <text:p text:style-name="P44">Jazyková bariéra způsobí nepochopení požadavků</text:p>
          </table:table-cell>
          <table:table-cell table:style-name="Tabulka2.A2" office:value-type="string">
            <text:p text:style-name="P37">Je vyžadována průběžná komunikace a ujištění pochopení zadání na vzorových operacích, </text:p>
          </table:table-cell>
          <table:table-cell table:style-name="Tabulka2.C2" office:value-type="string">
            <text:p text:style-name="P37">Rychlá oprava a ujištění, že je vše podle zadání, tvorba snadno a rychle modifikovatelné architektury</text:p>
          </table:table-cell>
        </table:table-row>
        <table:table-row table:style-name="Tabulka2.6">
          <table:table-cell table:style-name="Tabulka2.A2" office:value-type="string">
            <text:p text:style-name="P44">Stroj nebude komunikovat po zprovoznění v Německu</text:p>
          </table:table-cell>
          <table:table-cell table:style-name="Tabulka2.A2" office:value-type="string">
            <text:p text:style-name="P40">Vše vyzkoušet na dílně BK, překontrolovat a ověřit správnost nastavení</text:p>
          </table:table-cell>
          <table:table-cell table:style-name="Tabulka2.C2" office:value-type="string">
            <text:p text:style-name="P40">Překontrolovat nastavení, konzultace s německými kolegy</text:p>
          </table:table-cell>
        </table:table-row>
        <table:table-row table:style-name="Tabulka2.6">
          <table:table-cell table:style-name="Tabulka2.A2" office:value-type="string">
            <text:p text:style-name="P45">Na stroji budou stále pracovat mechanici a nebude možné na něm pracovat a testovat</text:p>
          </table:table-cell>
          <table:table-cell table:style-name="Tabulka2.A2" office:value-type="string">
            <text:p text:style-name="P37">Já to neovlivním</text:p>
          </table:table-cell>
          <table:table-cell table:style-name="Tabulka2.C2" office:value-type="string">
            <text:p text:style-name="P40">Pomocí jednotkových testů připravit celou architekturu pro dobu kdy bude možné na stroji pracovat, střídání na stroji, </text:p>
          </table:table-cell>
        </table:table-row>
        <table:table-row table:style-name="Tabulka2.6">
          <table:table-cell table:style-name="Tabulka2.A2" office:value-type="string">
            <text:p text:style-name="P46"><text:span text:style-name="T10">Zt</text:span>ráta dat</text:p>
          </table:table-cell>
          <table:table-cell table:style-name="Tabulka2.A2" office:value-type="string">
            <text:p text:style-name="P41">Vytvářet průběžné obnovitelné <text:span text:style-name="T9">denní </text:span>zálohy</text:p>
          </table:table-cell>
          <table:table-cell table:style-name="Tabulka2.C2" office:value-type="string">
            <text:p text:style-name="P41">Obnovení zálohy</text:p>
          </table:table-cell>
        </table:table-row>
        <table:table-row table:style-name="Tabulka2.6">
          <table:table-cell table:style-name="Tabulka2.A2" office:value-type="string">
            <text:p text:style-name="P47">Porucha počítače</text:p>
          </table:table-cell>
          <table:table-cell table:style-name="Tabulka2.A2" office:value-type="string">
            <text:p text:style-name="P38">Já to neovlivním</text:p>
          </table:table-cell>
          <table:table-cell table:style-name="Tabulka2.C2" office:value-type="string">
            <text:p text:style-name="P42">Je nutné rychle pořídit nový a nastavit požadované prostředí a nástroje, než bude k dispozici nový, je nutné používat erární s obnovitelnou zálohou <text:soft-page-break/>zdrojových dat</text:p>
          </table:table-cell>
        </table:table-row>
        <table:table-row table:style-name="Tabulka2.6">
          <table:table-cell table:style-name="Tabulka2.A2" office:value-type="string">
            <text:p text:style-name="P48">Část stroje nebude fungovat správně a je nutné ji opravit, upravit, vyměnit, ...</text:p>
          </table:table-cell>
          <table:table-cell table:style-name="Tabulka2.A2" office:value-type="string">
            <text:p text:style-name="P39">Já to neovlivním</text:p>
          </table:table-cell>
          <table:table-cell table:style-name="Tabulka2.C2" office:value-type="string">
            <text:p text:style-name="P43">Vytvářet testovatelné zdrojové kódy, které budu moct vyvíjet i bez stroje</text:p>
          </table:table-cell>
        </table:table-row>
      </table:table>
      <text:p text:style-name="P5"/>
      <text:p text:style-name="P1"/>
      <text:h text:style-name="P63" text:outline-level="1"><text:bookmark-start text:name="__RefHeading___Toc2029_758941256"/>Časový harmonogram<text:bookmark-end text:name="__RefHeading___Toc2029_758941256"/></text:h>
      <table:table table:name="Tabulka1" table:style-name="Tabulka1">
        <table:table-column table:style-name="Tabulka1.A"/>
        <table:table-column table:style-name="Tabulka1.B"/>
        <table:table-row>
          <table:table-cell table:style-name="Tabulka1.A1" office:value-type="string">
            <text:p text:style-name="P36">Datum</text:p>
          </table:table-cell>
          <table:table-cell table:style-name="Tabulka1.B1" office:value-type="string">
            <text:p text:style-name="P36">Aktivita</text:p>
          </table:table-cell>
        </table:table-row>
        <table:table-row>
          <table:table-cell table:style-name="Tabulka1.A2" office:value-type="string">
            <text:p text:style-name="P10">2. až 6.12.2019</text:p>
          </table:table-cell>
          <table:table-cell table:style-name="Tabulka1.B2" office:value-type="string">
            <text:p text:style-name="P9">Návrh a realizace testovacícho frameworku pro PLC siemens</text:p>
          </table:table-cell>
        </table:table-row>
        <table:table-row>
          <table:table-cell table:style-name="Tabulka1.A2" office:value-type="string">
            <text:p text:style-name="P11">12. až 16.12.2019</text:p>
          </table:table-cell>
          <table:table-cell table:style-name="Tabulka1.B2" office:value-type="string">
            <text:p text:style-name="P7">návrh programování simulátoru MES serveru a návrh struktury komunikace pro výrobní linku</text:p>
          </table:table-cell>
        </table:table-row>
        <table:table-row>
          <table:table-cell table:style-name="Tabulka1.A2" office:value-type="string">
            <text:p text:style-name="P7">2. až 10.1.2020</text:p>
          </table:table-cell>
          <table:table-cell table:style-name="Tabulka1.B2" office:value-type="string">
            <text:p text:style-name="P7">plánování logiky řízení procesu z MES serveru, založení projektu</text:p>
          </table:table-cell>
        </table:table-row>
        <table:table-row>
          <table:table-cell table:style-name="Tabulka1.A2" office:value-type="string">
            <text:p text:style-name="P7">13. až 17.1.2020</text:p>
          </table:table-cell>
          <table:table-cell table:style-name="Tabulka1.B2" office:value-type="string">
            <text:p text:style-name="P7">návrh fungování zbylých komponent linky, robot</text:p>
          </table:table-cell>
        </table:table-row>
        <table:table-row>
          <table:table-cell table:style-name="Tabulka1.A2" office:value-type="string">
            <text:p text:style-name="P7">20. až 31.1.2020</text:p>
          </table:table-cell>
          <table:table-cell table:style-name="Tabulka1.B2" office:value-type="string">
            <text:p text:style-name="P12"><text:span text:style-name="T7">příprava základní struktury programu, </text:span><text:span text:style-name="T8">jednotkové</text:span><text:span text:style-name="T7"> testování, prototypování, nastavení linky</text:span></text:p>
          </table:table-cell>
        </table:table-row>
        <table:table-row>
          <table:table-cell table:style-name="Tabulka1.A2" office:value-type="string">
            <text:p text:style-name="P8">3. až 14.2.2020</text:p>
          </table:table-cell>
          <table:table-cell table:style-name="Tabulka1.B2" office:value-type="string">
            <text:p text:style-name="P8">Sestavování projektu, implementace, integrační a systémové testování</text:p>
          </table:table-cell>
        </table:table-row>
        <table:table-row>
          <table:table-cell table:style-name="Tabulka1.A2" office:value-type="string">
            <text:p text:style-name="P8">17. až 21.2. 2020</text:p>
          </table:table-cell>
          <table:table-cell table:style-name="Tabulka1.B2" office:value-type="string">
            <text:p text:style-name="P8">Zátěžové, a akceptační testování</text:p>
          </table:table-cell>
        </table:table-row>
      </table:table>
      <text:p text:style-name="P6"/>
      <text:p text:style-name="P6"/>
      <text:p text:style-name="P6"/>
      <text:h text:style-name="P64" text:outline-level="1"><text:bookmark-start text:name="__RefHeading___Toc2033_758941256"/>TODO<text:bookmark-end text:name="__RefHeading___Toc2033_758941256"/></text:h>
      <text:list xml:id="list1423736988" text:style-name="L4">
        <text:list-item>
          <text:p text:style-name="P89">Návrh datové struktury pro ovládání pneumatických ventilů</text:p>
        </text:list-item>
        <text:list-item>
          <text:p text:style-name="P90">Namapovat vstupy a výstupy stroje</text:p>
        </text:list-item>
        <text:list-item>
          <text:p text:style-name="P90">Vytvořit safety program</text:p>
        </text:list-item>
        <text:list-item>
          <text:p text:style-name="P91">Analýza výrobního procesu</text:p>
        </text:list-item>
        <text:list-item>
          <text:p text:style-name="P93">návrh datové struktury/knihovny pro vstupní otoční stůl</text:p>
        </text:list-item>
        <text:list-item>
          <text:p text:style-name="P95">návrh datové struktury/knihovny pro komunikaci s MES serverem</text:p>
        </text:list-item>
        <text:list-item>
          <text:p text:style-name="P95">návrh datové struktury/knihovny pro zobrazování prvních N datových záznamů skel s prioritním výběrem (filtrování)</text:p>
        </text:list-item>
        <text:list-item>
          <text:p text:style-name="P97">vytvořit simulátor MES komunikace</text:p>
        </text:list-item>
        <text:list-item>
          <text:p text:style-name="P97">navrhnout architekturu softwarového projektu</text:p>
        </text:list-item>
        <text:list-item>
          <text:p text:style-name="P100">vytvořit specifikaci požadavků</text:p>
        </text:list-item>
      </text:list>
      <text:h text:style-name="P64" text:outline-level="1"><text:bookmark-start text:name="__RefHeading___Toc2035_758941256"/>DONE<text:bookmark-end text:name="__RefHeading___Toc2035_758941256"/></text:h>
      <text:list xml:id="list4101874521" text:style-name="L5">
        <text:list-item>
          <text:p text:style-name="P94">návrh datové struktury/knihovny pro curing buffer</text:p>
        </text:list-item>
        <text:list-item>
          <text:p text:style-name="P92">návrh datové struktury/knihovny pro prioritní frontu</text:p>
        </text:list-item>
        <text:list-item>
          <text:p text:style-name="P101">vytvořit časový plán</text:p>
        </text:list-item>
        <text:list-item>
          <text:p text:style-name="P101">analyzovat rizika</text:p>
        </text:list-item>
        <text:list-item>
          <text:p text:style-name="P98">Založit projekt</text:p>
        </text:list-item>
        <text:list-item>
          <text:p text:style-name="P99">vytvořit testovací framework pro PLC systém</text:p>
        </text:list-item>
      </text:list>
      <text:h text:style-name="P65" text:outline-level="1">Poznámky</text:h>
      <text:list xml:id="list427351687" text:style-name="L6">
        <text:list-item>
          <text:p text:style-name="P96">Co se stane když se stanice vypne a fronta záznamů nebude prázdná? Následkem toho by došlo ke ztrátě uložených dat a bylo by nutné vše znovu poslat. <text:span text:style-name="T18">Problém by pak nastal zjistit, která skla jsou v curing bufferu a jaká je jejich expirace → po ztrátě spojení MES server pošle veškeré nezpracované záznamy opět na stanici, záznamy v curing bufferu jsou uloženy do retain paměti a je nutné je pouze spárovat se vstupními daty</text:span></text:p>
        </text:list-item>
        <text:list-item>
          <text:p text:style-name="P102">Co se má stát v případě, že sklo v curing bufferu je expirované, musí se odebrat pryč, aby neblokovalo volnou pozici pro vložení jiného skla, kdy se to má udělat, má se to udělat automaticky?</text:p>
        </text:list-item>
        <text:list-item>
          <text:p text:style-name="P103">Je třeba vytvořit funkci na manuální vyjmutí skla z curing bufferu s pomocí robota</text:p>
        </text:list-item>
        <text:list-item>
          <text:p text:style-name="P103">Co má stanice dělat když nemá spojení s MES serverem?</text:p>
        </text:list-item>
        <text:list-item>
          <text:p text:style-name="P103">Vytvořit dva režimy práce stanice: s MES serverem a bez MES serveru</text:p>
        </text:list-item>
      </text:list>
      <text:h text:style-name="P63" text:outline-level="1"><text:bookmark-start text:name="__RefHeading___Toc2031_758941256"/>Použité technologie<text:bookmark-end text:name="__RefHeading___Toc2031_758941256"/></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25ace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2T09:18:45.294000000</meta:creation-date>
    <meta:generator>LibreOffice/6.3.4.2$Windows_X86_64 LibreOffice_project/60da17e045e08f1793c57c00ba83cdfce946d0aa</meta:generator>
    <dc:date>2020-02-18T13:05:05.165000000</dc:date>
    <meta:editing-duration>P8DT17H36M36S</meta:editing-duration>
    <meta:editing-cycles>44</meta:editing-cycles>
    <meta:document-statistic meta:table-count="3" meta:image-count="0" meta:object-count="0" meta:page-count="17" meta:paragraph-count="199" meta:word-count="2734" meta:character-count="18036" meta:non-whitespace-character-count="15561"/>
  </office:meta>
</office:document-meta>
</file>